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line-through-style="soli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2"><text:span text:style-name="T1">Chap 6</text:span> (errors on mass-loss rates)</text:p>
      <text:p text:style-name="P2"><text:span text:style-name="T1">Chap 7</text:span> (is Lyman alpha optically thin??)</text:p>
      <text:p text:style-name="P5">Chap 8</text:p>
      <text:p text:style-name="P2"/>
      <text:p text:style-name="P3">Peter</text:p>
      <text:p text:style-name="P2"><text:span text:style-name="T1">Chap 1</text:span> (just partition function and circularly polarized)</text:p>
      <text:p text:style-name="P5">Chap 2 (include why we need to deconvolve)</text:p>
      <text:p text:style-name="P5">Chap 3 </text:p>
      <text:p text:style-name="P5">Chap 4 </text:p>
      <text:p text:style-name="P2"><text:span text:style-name="T1">Chap 5</text:span> (maybe fit power law to data, maybe display red channels as well?)</text:p>
      <text:p text:style-name="P2"><text:span text:style-name="T1">Chap 6</text:span> (check errors on power laws!, mpfitfun)</text:p>
      <text:p text:style-name="P2">Chap 7</text:p>
      <text:p text:style-name="P2">Chap 8</text:p>
      <text:p text:style-name="P3"/>
      <text:p text:style-name="P3">Graham</text:p>
      <text:p text:style-name="P4">Chap 1</text:p>
      <text:p text:style-name="P4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  <text:p text:style-name="P4">no -band</text:p>
      <text:p text:style-name="P4">vs = versus</text:p>
      <text:p text:style-name="P4">periods after equatio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3-12-11T16:51:38</dc:date>
    <dc:creator>eamon </dc:creator>
    <meta:editing-duration>PT09H33M12S</meta:editing-duration>
    <meta:editing-cycles>28</meta:editing-cycles>
    <meta:generator>OpenOffice.org/3.2$Linux OpenOffice.org_project/320m12$Build-9483</meta:generator>
    <meta:document-statistic meta:table-count="0" meta:image-count="0" meta:object-count="0" meta:page-count="1" meta:paragraph-count="31" meta:word-count="111" meta:character-count="583"/>
  </office:meta>
</office:document-meta>
</file>